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e994" fo:border="0.74pt solid #000000"/>
    </style:style>
    <style:style style:name="ce5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formula="of:=[.G2]/[.I2]" office:value-type="float" office:value="3.50634888622622" calcext:value-type="float">
            <text:p>3.50634888622622</text:p>
          </table:table-cell>
          <table:table-cell table:formula="of:=[.J2]/[.H2]" office:value-type="float" office:value="1.21805936839611" calcext:value-type="float">
            <text:p>1.21805936839611</text:p>
          </table:table-cell>
          <table:table-cell office:value-type="string" calcext:value-type="string" table:number-columns-spanned="4" table:number-rows-spanned="1">
            <text:p>Nota: Padding corregido en gabo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formula="of:=[.G3]/[.I3]" office:value-type="float" office:value="3.55819820841365" calcext:value-type="float">
            <text:p>3.55819820841365</text:p>
          </table:table-cell>
          <table:table-cell table:formula="of:=[.J3]/[.H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formula="of:=[.G4]/[.I4]" office:value-type="float" office:value="3.6086087836066" calcext:value-type="float">
            <text:p>3.6086087836066</text:p>
          </table:table-cell>
          <table:table-cell table:formula="of:=[.J4]/[.H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formula="of:=[.G5]/[.I5]" office:value-type="float" office:value="3.62080414555781" calcext:value-type="float">
            <text:p>3.62080414555781</text:p>
          </table:table-cell>
          <table:table-cell table:formula="of:=[.J5]/[.H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formula="of:=[.G6]/[.I6]" office:value-type="float" office:value="2.89222133325347" calcext:value-type="float">
            <text:p>2.89222133325347</text:p>
          </table:table-cell>
          <table:table-cell table:formula="of:=[.J6]/[.H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formula="of:=[.G7]/[.I7]" office:value-type="float" office:value="2.90498898524372" calcext:value-type="float">
            <text:p>2.90498898524372</text:p>
          </table:table-cell>
          <table:table-cell table:formula="of:=[.J7]/[.H7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formula="of:=[.G8]/[.I8]" office:value-type="float" office:value="2.88726316589678" calcext:value-type="float">
            <text:p>2.88726316589678</text:p>
          </table:table-cell>
          <table:table-cell table:formula="of:=[.J8]/[.H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formula="of:=[.G9]/[.I9]" office:value-type="float" office:value="2.81978596145473" calcext:value-type="float">
            <text:p>2.81978596145473</text:p>
          </table:table-cell>
          <table:table-cell table:formula="of:=[.J9]/[.H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formula="of:=[.G10]/[.I10]" office:value-type="float" office:value="3.91217925551138" calcext:value-type="float">
            <text:p>3.91217925551138</text:p>
          </table:table-cell>
          <table:table-cell table:formula="of:=[.J10]/[.H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formula="of:=[.G11]/[.I11]" office:value-type="float" office:value="3.97917736236523" calcext:value-type="float">
            <text:p>3.97917736236523</text:p>
          </table:table-cell>
          <table:table-cell table:formula="of:=[.J11]/[.H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formula="of:=[.G12]/[.I12]" office:value-type="float" office:value="4.05872824106626" calcext:value-type="float">
            <text:p>4.05872824106626</text:p>
          </table:table-cell>
          <table:table-cell table:formula="of:=[.J12]/[.H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formula="of:=[.G13]/[.I13]" office:value-type="float" office:value="4.12695544633966" calcext:value-type="float">
            <text:p>4.12695544633966</text:p>
          </table:table-cell>
          <table:table-cell table:formula="of:=[.J13]/[.H13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formula="of:=[.G14]/[.I14]" office:value-type="float" office:value="4.20291074771102" calcext:value-type="float">
            <text:p>4.20291074771102</text:p>
          </table:table-cell>
          <table:table-cell table:formula="of:=[.J14]/[.H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formula="of:=[.G15]/[.I15]" office:value-type="float" office:value="4.27008225454474" calcext:value-type="float">
            <text:p>4.27008225454474</text:p>
          </table:table-cell>
          <table:table-cell table:formula="of:=[.J15]/[.H1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formula="of:=[.G16]/[.I16]" office:value-type="float" office:value="4.36306966385828" calcext:value-type="float">
            <text:p>4.36306966385828</text:p>
          </table:table-cell>
          <table:table-cell table:formula="of:=[.J16]/[.H1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formula="of:=[.G17]/[.I17]" office:value-type="float" office:value="4.4609226458521" calcext:value-type="float">
            <text:p>4.4609226458521</text:p>
          </table:table-cell>
          <table:table-cell table:formula="of:=[.J17]/[.H1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formula="of:=[.G18]/[.I18]" office:value-type="float" office:value="3.41905140856279" calcext:value-type="float">
            <text:p>3.41905140856279</text:p>
          </table:table-cell>
          <table:table-cell table:formula="of:=[.J18]/[.H18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formula="of:=[.G19]/[.I19]" office:value-type="float" office:value="3.45988468097778" calcext:value-type="float">
            <text:p>3.45988468097778</text:p>
          </table:table-cell>
          <table:table-cell table:formula="of:=[.J19]/[.H1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formula="of:=[.G20]/[.I20]" office:value-type="float" office:value="3.50111361048627" calcext:value-type="float">
            <text:p>3.50111361048627</text:p>
          </table:table-cell>
          <table:table-cell table:formula="of:=[.J20]/[.H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formula="of:=[.G21]/[.I21]" office:value-type="float" office:value="3.52248069116746" calcext:value-type="float">
            <text:p>3.52248069116746</text:p>
          </table:table-cell>
          <table:table-cell table:formula="of:=[.J21]/[.H2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formula="of:=[.G22]/[.I22]" office:value-type="float" office:value="4.7099318720247" calcext:value-type="float">
            <text:p>4.7099318720247</text:p>
          </table:table-cell>
          <table:table-cell table:formula="of:=[.J22]/[.H22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formula="of:=[.G23]/[.I23]" office:value-type="float" office:value="4.7793963958233" calcext:value-type="float">
            <text:p>4.7793963958233</text:p>
          </table:table-cell>
          <table:table-cell table:formula="of:=[.J23]/[.H2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formula="of:=[.G24]/[.I24]" office:value-type="float" office:value="4.89442749377609" calcext:value-type="float">
            <text:p>4.89442749377609</text:p>
          </table:table-cell>
          <table:table-cell table:formula="of:=[.J24]/[.H2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formula="of:=[.G25]/[.I25]" office:value-type="float" office:value="5.0389729036271" calcext:value-type="float">
            <text:p>5.0389729036271</text:p>
          </table:table-cell>
          <table:table-cell table:formula="of:=[.J25]/[.H2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formula="of:=[.G26]/[.I26]" office:value-type="float" office:value="5.24987190321872" calcext:value-type="float">
            <text:p>5.24987190321872</text:p>
          </table:table-cell>
          <table:table-cell table:formula="of:=[.J26]/[.H26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formula="of:=[.G27]/[.I27]" office:value-type="float" office:value="5.25397163734705" calcext:value-type="float">
            <text:p>5.25397163734705</text:p>
          </table:table-cell>
          <table:table-cell table:formula="of:=[.J27]/[.H27]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formula="of:=[.G28]/[.I28]" office:value-type="float" office:value="5.28915856952788" calcext:value-type="float">
            <text:p>5.28915856952788</text:p>
          </table:table-cell>
          <table:table-cell table:formula="of:=[.J28]/[.H28]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formula="of:=[.G29]/[.I29]" office:value-type="float" office:value="5.39091728412898" calcext:value-type="float">
            <text:p>5.39091728412898</text:p>
          </table:table-cell>
          <table:table-cell table:formula="of:=[.J29]/[.H29]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formula="of:=[.G30]/[.I30]" office:value-type="float" office:value="4.17006403494436" calcext:value-type="float">
            <text:p>4.17006403494436</text:p>
          </table:table-cell>
          <table:table-cell table:formula="of:=[.J30]/[.H30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formula="of:=[.G31]/[.I31]" office:value-type="float" office:value="4.17462750993555" calcext:value-type="float">
            <text:p>4.17462750993555</text:p>
          </table:table-cell>
          <table:table-cell table:formula="of:=[.J31]/[.H3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formula="of:=[.G32]/[.I32]" office:value-type="float" office:value="4.20023153368514" calcext:value-type="float">
            <text:p>4.20023153368514</text:p>
          </table:table-cell>
          <table:table-cell table:formula="of:=[.J32]/[.H32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formula="of:=[.G33]/[.I33]" office:value-type="float" office:value="4.26678053734651" calcext:value-type="float">
            <text:p>4.26678053734651</text:p>
          </table:table-cell>
          <table:table-cell table:formula="of:=[.J33]/[.H3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formula="of:=[.G34]/[.I34]" office:value-type="float" office:value="5.92729006136598" calcext:value-type="float">
            <text:p>5.92729006136598</text:p>
          </table:table-cell>
          <table:table-cell table:formula="of:=[.J34]/[.H34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formula="of:=[.G35]/[.I35]" office:value-type="float" office:value="5.92890342987529" calcext:value-type="float">
            <text:p>5.92890342987529</text:p>
          </table:table-cell>
          <table:table-cell table:formula="of:=[.J35]/[.H35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formula="of:=[.G36]/[.I36]" office:value-type="float" office:value="5.95926436558213" calcext:value-type="float">
            <text:p>5.95926436558213</text:p>
          </table:table-cell>
          <table:table-cell table:formula="of:=[.J36]/[.H36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formula="of:=[.G37]/[.I37]" office:value-type="float" office:value="6.07259662263296" calcext:value-type="float">
            <text:p>6.07259662263296</text:p>
          </table:table-cell>
          <table:table-cell table:formula="of:=[.J37]/[.H37]" office:value-type="float" office:value="1.34009055912225" calcext:value-type="float">
            <text:p>1.34009055912225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7]/60000" office:value-type="float" office:value="588.07225" calcext:value-type="float">
            <text:p>588.07225</text:p>
          </table:table-cell>
          <table:table-cell table:formula="of:=[.S37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37]" office:value-type="float" office:value="0.99" calcext:value-type="float">
            <text:p>0.99</text:p>
          </table:table-cell>
          <table:table-cell table:style-name="ce5" table:formula="of:=[.E37]" office:value-type="float" office:value="2.5" calcext:value-type="float">
            <text:p>2.5</text:p>
          </table:table-cell>
          <table:table-cell table:style-name="ce5" table:formula="of:=[.F37]" office:value-type="float" office:value="1" calcext:value-type="float">
            <text:p>1</text:p>
          </table:table-cell>
          <table:table-cell table:style-name="ce5" table:formula="of:=AVERAGE([.G2:.G37])" office:value-type="float" office:value="0.0825867166666667" calcext:value-type="float">
            <text:p>0.082586716666667</text:p>
          </table:table-cell>
          <table:table-cell table:style-name="ce5" table:formula="of:=AVERAGE([.H2:.H37])" office:value-type="float" office:value="0.0198261194444444" calcext:value-type="float">
            <text:p>0.019826119444444</text:p>
          </table:table-cell>
          <table:table-cell table:style-name="ce5" table:formula="of:=AVERAGE([.I2:.I37])" office:value-type="float" office:value="0.0196974" calcext:value-type="float">
            <text:p>0.0196974</text:p>
          </table:table-cell>
          <table:table-cell table:style-name="ce5" table:formula="of:=AVERAGE([.J2:.J37])" office:value-type="float" office:value="0.0254221972222222" calcext:value-type="float">
            <text:p>0.025422197222222</text:p>
          </table:table-cell>
          <table:table-cell table:style-name="ce5" table:formula="of:=AVERAGE([.K2:.K37])" office:value-type="float" office:value="0.132777777777778" calcext:value-type="float">
            <text:p>0.132777777777778</text:p>
          </table:table-cell>
          <table:table-cell table:style-name="ce5" table:formula="of:=AVERAGE([.L2:.L37])" office:value-type="float" office:value="0.0230724583333333" calcext:value-type="float">
            <text:p>0.023072458333333</text:p>
          </table:table-cell>
          <table:table-cell table:style-name="ce5" table:formula="of:=AVERAGE([.M2:.M37])" office:value-type="float" office:value="0" calcext:value-type="float">
            <text:p>0</text:p>
          </table:table-cell>
          <table:table-cell table:style-name="ce5" table:formula="of:=AVERAGE([.N2:.N37])" office:value-type="float" office:value="1" calcext:value-type="float">
            <text:p>1</text:p>
          </table:table-cell>
          <table:table-cell table:style-name="ce5" table:formula="of:=AVERAGE([.O2:.O37])" office:value-type="float" office:value="980120.416666667" calcext:value-type="float">
            <text:p>980120.416666667</text:p>
          </table:table-cell>
          <table:table-cell table:style-name="ce5" table:formula="of:=AVERAGE([.P2:.P37])" office:value-type="float" office:value="4.28836615647049" calcext:value-type="float">
            <text:p>4.28836615647049</text:p>
          </table:table-cell>
          <table:table-cell table:style-name="ce5" table:formula="of:=AVERAGE([.Q2:.Q37])" office:value-type="float" office:value="1.29172199337357" calcext:value-type="float">
            <text:p>1.29172199337357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8]/60000" office:value-type="float" office:value="588.07225" calcext:value-type="float">
            <text:p>588.07225</text:p>
          </table:table-cell>
          <table:table-cell table:formula="of:=[.S38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formula="of:=[.G40]/[.I40]" office:value-type="float" office:value="5.24987190321872" calcext:value-type="float">
            <text:p>5.24987190321872</text:p>
          </table:table-cell>
          <table:table-cell table:formula="of:=[.J40]/[.H40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formula="of:=[.G41]/[.I41]" office:value-type="float" office:value="5.25397163734705" calcext:value-type="float">
            <text:p>5.25397163734705</text:p>
          </table:table-cell>
          <table:table-cell table:formula="of:=[.J41]/[.H41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formula="of:=[.G42]/[.I42]" office:value-type="float" office:value="5.28915856952788" calcext:value-type="float">
            <text:p>5.28915856952788</text:p>
          </table:table-cell>
          <table:table-cell table:formula="of:=[.J42]/[.H42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formula="of:=[.G43]/[.I43]" office:value-type="float" office:value="5.39091728412898" calcext:value-type="float">
            <text:p>5.39091728412898</text:p>
          </table:table-cell>
          <table:table-cell table:formula="of:=[.J43]/[.H43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formula="of:=[.G44]/[.I44]" office:value-type="float" office:value="4.17006403494436" calcext:value-type="float">
            <text:p>4.17006403494436</text:p>
          </table:table-cell>
          <table:table-cell table:formula="of:=[.J44]/[.H44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formula="of:=[.G45]/[.I45]" office:value-type="float" office:value="4.17462750993555" calcext:value-type="float">
            <text:p>4.17462750993555</text:p>
          </table:table-cell>
          <table:table-cell table:formula="of:=[.J45]/[.H45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formula="of:=[.G46]/[.I46]" office:value-type="float" office:value="4.20023153368514" calcext:value-type="float">
            <text:p>4.20023153368514</text:p>
          </table:table-cell>
          <table:table-cell table:formula="of:=[.J46]/[.H46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formula="of:=[.G47]/[.I47]" office:value-type="float" office:value="4.26678053734651" calcext:value-type="float">
            <text:p>4.26678053734651</text:p>
          </table:table-cell>
          <table:table-cell table:formula="of:=[.J47]/[.H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formula="of:=[.G48]/[.I48]" office:value-type="float" office:value="5.92729006136598" calcext:value-type="float">
            <text:p>5.92729006136598</text:p>
          </table:table-cell>
          <table:table-cell table:formula="of:=[.J48]/[.H48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formula="of:=[.G49]/[.I49]" office:value-type="float" office:value="5.92890342987529" calcext:value-type="float">
            <text:p>5.92890342987529</text:p>
          </table:table-cell>
          <table:table-cell table:formula="of:=[.J49]/[.H49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formula="of:=[.G50]/[.I50]" office:value-type="float" office:value="5.95926436558213" calcext:value-type="float">
            <text:p>5.95926436558213</text:p>
          </table:table-cell>
          <table:table-cell table:formula="of:=[.J50]/[.H50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formula="of:=[.G51]/[.I51]" office:value-type="float" office:value="6.07259662263296" calcext:value-type="float">
            <text:p>6.07259662263296</text:p>
          </table:table-cell>
          <table:table-cell table:formula="of:=[.J51]/[.H51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formula="of:=[.G52]/[.I52]" office:value-type="float" office:value="4.20291074771102" calcext:value-type="float">
            <text:p>4.20291074771102</text:p>
          </table:table-cell>
          <table:table-cell table:formula="of:=[.J52]/[.H5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formula="of:=[.G53]/[.I53]" office:value-type="float" office:value="4.27008225454474" calcext:value-type="float">
            <text:p>4.27008225454474</text:p>
          </table:table-cell>
          <table:table-cell table:formula="of:=[.J53]/[.H53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formula="of:=[.G54]/[.I54]" office:value-type="float" office:value="4.36306966385828" calcext:value-type="float">
            <text:p>4.36306966385828</text:p>
          </table:table-cell>
          <table:table-cell table:formula="of:=[.J54]/[.H54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formula="of:=[.G55]/[.I55]" office:value-type="float" office:value="4.4609226458521" calcext:value-type="float">
            <text:p>4.4609226458521</text:p>
          </table:table-cell>
          <table:table-cell table:formula="of:=[.J55]/[.H55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formula="of:=[.G56]/[.I56]" office:value-type="float" office:value="3.41905140856279" calcext:value-type="float">
            <text:p>3.41905140856279</text:p>
          </table:table-cell>
          <table:table-cell table:formula="of:=[.J56]/[.H56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formula="of:=[.G57]/[.I57]" office:value-type="float" office:value="3.45988468097778" calcext:value-type="float">
            <text:p>3.45988468097778</text:p>
          </table:table-cell>
          <table:table-cell table:formula="of:=[.J57]/[.H57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formula="of:=[.G58]/[.I58]" office:value-type="float" office:value="3.50111361048627" calcext:value-type="float">
            <text:p>3.50111361048627</text:p>
          </table:table-cell>
          <table:table-cell table:formula="of:=[.J58]/[.H5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formula="of:=[.G59]/[.I59]" office:value-type="float" office:value="3.52248069116746" calcext:value-type="float">
            <text:p>3.52248069116746</text:p>
          </table:table-cell>
          <table:table-cell table:formula="of:=[.J59]/[.H59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formula="of:=[.G60]/[.I60]" office:value-type="float" office:value="4.7099318720247" calcext:value-type="float">
            <text:p>4.7099318720247</text:p>
          </table:table-cell>
          <table:table-cell table:formula="of:=[.J60]/[.H60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formula="of:=[.G61]/[.I61]" office:value-type="float" office:value="4.7793963958233" calcext:value-type="float">
            <text:p>4.7793963958233</text:p>
          </table:table-cell>
          <table:table-cell table:formula="of:=[.J61]/[.H61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formula="of:=[.G62]/[.I62]" office:value-type="float" office:value="4.89442749377609" calcext:value-type="float">
            <text:p>4.89442749377609</text:p>
          </table:table-cell>
          <table:table-cell table:formula="of:=[.J62]/[.H62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formula="of:=[.G63]/[.I63]" office:value-type="float" office:value="5.0389729036271" calcext:value-type="float">
            <text:p>5.0389729036271</text:p>
          </table:table-cell>
          <table:table-cell table:formula="of:=[.J63]/[.H63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formula="of:=[.G64]/[.I64]" office:value-type="float" office:value="3.50634888622622" calcext:value-type="float">
            <text:p>3.50634888622622</text:p>
          </table:table-cell>
          <table:table-cell table:formula="of:=[.J64]/[.H64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formula="of:=[.G65]/[.I65]" office:value-type="float" office:value="3.55819820841365" calcext:value-type="float">
            <text:p>3.55819820841365</text:p>
          </table:table-cell>
          <table:table-cell table:formula="of:=[.J65]/[.H65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formula="of:=[.G66]/[.I66]" office:value-type="float" office:value="3.6086087836066" calcext:value-type="float">
            <text:p>3.6086087836066</text:p>
          </table:table-cell>
          <table:table-cell table:formula="of:=[.J66]/[.H66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formula="of:=[.G67]/[.I67]" office:value-type="float" office:value="3.62080414555781" calcext:value-type="float">
            <text:p>3.62080414555781</text:p>
          </table:table-cell>
          <table:table-cell table:formula="of:=[.J67]/[.H67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formula="of:=[.G68]/[.I68]" office:value-type="float" office:value="2.89222133325347" calcext:value-type="float">
            <text:p>2.89222133325347</text:p>
          </table:table-cell>
          <table:table-cell table:formula="of:=[.J68]/[.H68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formula="of:=[.G69]/[.I69]" office:value-type="float" office:value="2.90498898524372" calcext:value-type="float">
            <text:p>2.90498898524372</text:p>
          </table:table-cell>
          <table:table-cell table:formula="of:=[.J69]/[.H69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formula="of:=[.G70]/[.I70]" office:value-type="float" office:value="2.88726316589678" calcext:value-type="float">
            <text:p>2.88726316589678</text:p>
          </table:table-cell>
          <table:table-cell table:formula="of:=[.J70]/[.H70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formula="of:=[.G71]/[.I71]" office:value-type="float" office:value="2.81978596145473" calcext:value-type="float">
            <text:p>2.81978596145473</text:p>
          </table:table-cell>
          <table:table-cell table:formula="of:=[.J71]/[.H71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formula="of:=[.G72]/[.I72]" office:value-type="float" office:value="3.91217925551138" calcext:value-type="float">
            <text:p>3.91217925551138</text:p>
          </table:table-cell>
          <table:table-cell table:formula="of:=[.J72]/[.H72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formula="of:=[.G73]/[.I73]" office:value-type="float" office:value="3.97917736236523" calcext:value-type="float">
            <text:p>3.97917736236523</text:p>
          </table:table-cell>
          <table:table-cell table:formula="of:=[.J73]/[.H73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formula="of:=[.G74]/[.I74]" office:value-type="float" office:value="4.05872824106626" calcext:value-type="float">
            <text:p>4.05872824106626</text:p>
          </table:table-cell>
          <table:table-cell table:formula="of:=[.J74]/[.H74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formula="of:=[.G75]/[.I75]" office:value-type="float" office:value="4.12695544633966" calcext:value-type="float">
            <text:p>4.12695544633966</text:p>
          </table:table-cell>
          <table:table-cell table:formula="of:=[.J75]/[.H75]" office:value-type="float" office:value="1.23377787337779" calcext:value-type="float">
            <text:p>1.23377787337779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5]/60000" office:value-type="float" office:value="559.138316666667" calcext:value-type="float">
            <text:p>559.138316666667</text:p>
          </table:table-cell>
          <table:table-cell table:formula="of:=[.S75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75]" office:value-type="float" office:value="0.99" calcext:value-type="float">
            <text:p>0.99</text:p>
          </table:table-cell>
          <table:table-cell table:style-name="ce5" table:formula="of:=[.E75]" office:value-type="float" office:value="2" calcext:value-type="float">
            <text:p>2</text:p>
          </table:table-cell>
          <table:table-cell table:style-name="ce5" table:formula="of:=[.F75]" office:value-type="float" office:value="1" calcext:value-type="float">
            <text:p>1</text:p>
          </table:table-cell>
          <table:table-cell table:style-name="ce5" table:formula="of:=AVERAGE([.G40:.G75])" office:value-type="float" office:value="0.0825867166666666" calcext:value-type="float">
            <text:p>0.082586716666667</text:p>
          </table:table-cell>
          <table:table-cell table:style-name="ce5" table:formula="of:=AVERAGE([.H40:.H75])" office:value-type="float" office:value="0.0198261194444445" calcext:value-type="float">
            <text:p>0.019826119444445</text:p>
          </table:table-cell>
          <table:table-cell table:style-name="ce5" table:formula="of:=AVERAGE([.I40:.I75])" office:value-type="float" office:value="0.0196974" calcext:value-type="float">
            <text:p>0.0196974</text:p>
          </table:table-cell>
          <table:table-cell table:style-name="ce5" table:formula="of:=AVERAGE([.J40:.J75])" office:value-type="float" office:value="0.0254221972222222" calcext:value-type="float">
            <text:p>0.025422197222222</text:p>
          </table:table-cell>
          <table:table-cell table:style-name="ce5" table:formula="of:=AVERAGE([.K40:.K75])" office:value-type="float" office:value="0.132777777777778" calcext:value-type="float">
            <text:p>0.132777777777778</text:p>
          </table:table-cell>
          <table:table-cell table:style-name="ce5" table:formula="of:=AVERAGE([.L40:.L75])" office:value-type="float" office:value="0.0230724583333333" calcext:value-type="float">
            <text:p>0.023072458333333</text:p>
          </table:table-cell>
          <table:table-cell table:style-name="ce5" table:formula="of:=AVERAGE([.M40:.M75])" office:value-type="float" office:value="0" calcext:value-type="float">
            <text:p>0</text:p>
          </table:table-cell>
          <table:table-cell table:style-name="ce5" table:formula="of:=AVERAGE([.N40:.N75])" office:value-type="float" office:value="1" calcext:value-type="float">
            <text:p>1</text:p>
          </table:table-cell>
          <table:table-cell table:style-name="ce5" table:formula="of:=AVERAGE([.O40:.O75])" office:value-type="float" office:value="931897.194444445" calcext:value-type="float">
            <text:p>931897.194444445</text:p>
          </table:table-cell>
          <table:table-cell table:style-name="ce5" table:formula="of:=AVERAGE([.P40:.P75])" office:value-type="float" office:value="4.28836615647049" calcext:value-type="float">
            <text:p>4.28836615647049</text:p>
          </table:table-cell>
          <table:table-cell table:style-name="ce5" table:formula="of:=AVERAGE([.Q40:.Q75])" office:value-type="float" office:value="1.29172199337357" calcext:value-type="float">
            <text:p>1.29172199337357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6]/60000" office:value-type="float" office:value="559.138316666667" calcext:value-type="float">
            <text:p>559.138316666667</text:p>
          </table:table-cell>
          <table:table-cell table:formula="of:=[.S76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503" calcext:value-type="float">
            <text:p>0.07950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2" calcext:value-type="float">
            <text:p>0.015077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471" calcext:value-type="float">
            <text:p>304471</text:p>
          </table:table-cell>
          <table:table-cell table:formula="of:=[.G78]/[.I78]" office:value-type="float" office:value="5.27306131111878" calcext:value-type="float">
            <text:p>5.27306131111878</text:p>
          </table:table-cell>
          <table:table-cell table:formula="of:=[.J78]/[.H78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4688" calcext:value-type="float">
            <text:p>0.079468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29" calcext:value-type="float">
            <text:p>0.0150529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950" calcext:value-type="float">
            <text:p>304950</text:p>
          </table:table-cell>
          <table:table-cell table:formula="of:=[.G79]/[.I79]" office:value-type="float" office:value="5.27930166280252" calcext:value-type="float">
            <text:p>5.27930166280252</text:p>
          </table:table-cell>
          <table:table-cell table:formula="of:=[.J79]/[.H79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2783" calcext:value-type="float">
            <text:p>0.0792783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69" calcext:value-type="float">
            <text:p>0.014896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88318" calcext:value-type="float">
            <text:p>388318</text:p>
          </table:table-cell>
          <table:table-cell table:formula="of:=[.G80]/[.I80]" office:value-type="float" office:value="5.32179849498889" calcext:value-type="float">
            <text:p>5.32179849498889</text:p>
          </table:table-cell>
          <table:table-cell table:formula="of:=[.J80]/[.H80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9041" calcext:value-type="float">
            <text:p>0.0789041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19308" calcext:value-type="float">
            <text:p>319308</text:p>
          </table:table-cell>
          <table:table-cell table:formula="of:=[.G81]/[.I81]" office:value-type="float" office:value="5.42721444980947" calcext:value-type="float">
            <text:p>5.42721444980947</text:p>
          </table:table-cell>
          <table:table-cell table:formula="of:=[.J81]/[.H81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5348" calcext:value-type="float">
            <text:p>0.056534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44189" calcext:value-type="float">
            <text:p>344189</text:p>
          </table:table-cell>
          <table:table-cell table:formula="of:=[.G82]/[.I82]" office:value-type="float" office:value="4.19074304690743" calcext:value-type="float">
            <text:p>4.19074304690743</text:p>
          </table:table-cell>
          <table:table-cell table:formula="of:=[.J82]/[.H82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4752" calcext:value-type="float">
            <text:p>0.05647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9" calcext:value-type="float">
            <text:p>0.0134559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31978" calcext:value-type="float">
            <text:p>331978</text:p>
          </table:table-cell>
          <table:table-cell table:formula="of:=[.G83]/[.I83]" office:value-type="float" office:value="4.19705853937678" calcext:value-type="float">
            <text:p>4.19705853937678</text:p>
          </table:table-cell>
          <table:table-cell table:formula="of:=[.J83]/[.H83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2272" calcext:value-type="float">
            <text:p>0.056227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4" calcext:value-type="float">
            <text:p>0.013308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98058" calcext:value-type="float">
            <text:p>298058</text:p>
          </table:table-cell>
          <table:table-cell table:formula="of:=[.G84]/[.I84]" office:value-type="float" office:value="4.22494063899492" calcext:value-type="float">
            <text:p>4.22494063899492</text:p>
          </table:table-cell>
          <table:table-cell table:formula="of:=[.J84]/[.H84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866" calcext:value-type="float">
            <text:p>0.0557866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87195" calcext:value-type="float">
            <text:p>287195</text:p>
          </table:table-cell>
          <table:table-cell table:formula="of:=[.G85]/[.I85]" office:value-type="float" office:value="4.29173911036573" calcext:value-type="float">
            <text:p>4.29173911036573</text:p>
          </table:table-cell>
          <table:table-cell table:formula="of:=[.J85]/[.H85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688" calcext:value-type="float">
            <text:p>0.0989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5" calcext:value-type="float">
            <text:p>0.0166395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9344" calcext:value-type="float">
            <text:p>299344</text:p>
          </table:table-cell>
          <table:table-cell table:formula="of:=[.G86]/[.I86]" office:value-type="float" office:value="5.9478229514108" calcext:value-type="float">
            <text:p>5.9478229514108</text:p>
          </table:table-cell>
          <table:table-cell table:formula="of:=[.J86]/[.H86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49" calcext:value-type="float">
            <text:p>0.098949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1" calcext:value-type="float">
            <text:p>0.0166281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2304" calcext:value-type="float">
            <text:p>292304</text:p>
          </table:table-cell>
          <table:table-cell table:formula="of:=[.G87]/[.I87]" office:value-type="float" office:value="5.95070994280766" calcext:value-type="float">
            <text:p>5.95070994280766</text:p>
          </table:table-cell>
          <table:table-cell table:formula="of:=[.J87]/[.H87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8127" calcext:value-type="float">
            <text:p>0.098812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6" calcext:value-type="float">
            <text:p>0.016497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1797" calcext:value-type="float">
            <text:p>291797</text:p>
          </table:table-cell>
          <table:table-cell table:formula="of:=[.G88]/[.I88]" office:value-type="float" office:value="5.98951968771215" calcext:value-type="float">
            <text:p>5.98951968771215</text:p>
          </table:table-cell>
          <table:table-cell table:formula="of:=[.J88]/[.H88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457" calcext:value-type="float">
            <text:p>0.09845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85516" calcext:value-type="float">
            <text:p>285516</text:p>
          </table:table-cell>
          <table:table-cell table:formula="of:=[.G89]/[.I89]" office:value-type="float" office:value="6.11154562383613" calcext:value-type="float">
            <text:p>6.11154562383613</text:p>
          </table:table-cell>
          <table:table-cell table:formula="of:=[.J89]/[.H89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3678" calcext:value-type="float">
            <text:p>0.087367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158" calcext:value-type="float">
            <text:p>358158</text:p>
          </table:table-cell>
          <table:table-cell table:formula="of:=[.G90]/[.I90]" office:value-type="float" office:value="4.21993276531618" calcext:value-type="float">
            <text:p>4.21993276531618</text:p>
          </table:table-cell>
          <table:table-cell table:formula="of:=[.J90]/[.H90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9516" calcext:value-type="float">
            <text:p>0.086951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8" calcext:value-type="float">
            <text:p>0.020263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26838" calcext:value-type="float">
            <text:p>326838</text:p>
          </table:table-cell>
          <table:table-cell table:formula="of:=[.G91]/[.I91]" office:value-type="float" office:value="4.2909819481045" calcext:value-type="float">
            <text:p>4.2909819481045</text:p>
          </table:table-cell>
          <table:table-cell table:formula="of:=[.J91]/[.H9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283" calcext:value-type="float">
            <text:p>0.086228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02214" calcext:value-type="float">
            <text:p>302214</text:p>
          </table:table-cell>
          <table:table-cell table:formula="of:=[.G92]/[.I92]" office:value-type="float" office:value="4.38367996421" calcext:value-type="float">
            <text:p>4.38367996421</text:p>
          </table:table-cell>
          <table:table-cell table:formula="of:=[.J92]/[.H92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617" calcext:value-type="float">
            <text:p>0.085061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79" calcext:value-type="float">
            <text:p>0.01898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293314" calcext:value-type="float">
            <text:p>293314</text:p>
          </table:table-cell>
          <table:table-cell table:formula="of:=[.G93]/[.I93]" office:value-type="float" office:value="4.47978449433587" calcext:value-type="float">
            <text:p>4.47978449433587</text:p>
          </table:table-cell>
          <table:table-cell table:formula="of:=[.J93]/[.H93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7842" calcext:value-type="float">
            <text:p>0.064784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65977" calcext:value-type="float">
            <text:p>365977</text:p>
          </table:table-cell>
          <table:table-cell table:formula="of:=[.G94]/[.I94]" office:value-type="float" office:value="3.43444078650911" calcext:value-type="float">
            <text:p>3.43444078650911</text:p>
          </table:table-cell>
          <table:table-cell table:formula="of:=[.J94]/[.H94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2267" calcext:value-type="float">
            <text:p>0.064226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29472" calcext:value-type="float">
            <text:p>329472</text:p>
          </table:table-cell>
          <table:table-cell table:formula="of:=[.G95]/[.I95]" office:value-type="float" office:value="3.47641136671177" calcext:value-type="float">
            <text:p>3.47641136671177</text:p>
          </table:table-cell>
          <table:table-cell table:formula="of:=[.J95]/[.H95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195" calcext:value-type="float">
            <text:p>0.063319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01297" calcext:value-type="float">
            <text:p>301297</text:p>
          </table:table-cell>
          <table:table-cell table:formula="of:=[.G96]/[.I96]" office:value-type="float" office:value="3.51657780739753" calcext:value-type="float">
            <text:p>3.51657780739753</text:p>
          </table:table-cell>
          <table:table-cell table:formula="of:=[.J96]/[.H96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7203" calcext:value-type="float">
            <text:p>0.061720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072" calcext:value-type="float">
            <text:p>0.632072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289674" calcext:value-type="float">
            <text:p>289674</text:p>
          </table:table-cell>
          <table:table-cell table:formula="of:=[.G97]/[.I97]" office:value-type="float" office:value="3.53361844892538" calcext:value-type="float">
            <text:p>3.53361844892538</text:p>
          </table:table-cell>
          <table:table-cell table:formula="of:=[.J97]/[.H97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50775" calcext:value-type="float">
            <text:p>350775</text:p>
          </table:table-cell>
          <table:table-cell table:formula="of:=[.G98]/[.I98]" office:value-type="float" office:value="4.7373201310728" calcext:value-type="float">
            <text:p>4.7373201310728</text:p>
          </table:table-cell>
          <table:table-cell table:formula="of:=[.J98]/[.H98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6" calcext:value-type="float">
            <text:p>0.0220256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26539" calcext:value-type="float">
            <text:p>326539</text:p>
          </table:table-cell>
          <table:table-cell table:formula="of:=[.G99]/[.I99]" office:value-type="float" office:value="4.81208230422781" calcext:value-type="float">
            <text:p>4.81208230422781</text:p>
          </table:table-cell>
          <table:table-cell table:formula="of:=[.J99]/[.H99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06694" calcext:value-type="float">
            <text:p>306694</text:p>
          </table:table-cell>
          <table:table-cell table:formula="of:=[.G100]/[.I100]" office:value-type="float" office:value="4.92972902163336" calcext:value-type="float">
            <text:p>4.92972902163336</text:p>
          </table:table-cell>
          <table:table-cell table:formula="of:=[.J100]/[.H100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91176" calcext:value-type="float">
            <text:p>291176</text:p>
          </table:table-cell>
          <table:table-cell table:formula="of:=[.G101]/[.I101]" office:value-type="float" office:value="5.07376021613007" calcext:value-type="float">
            <text:p>5.07376021613007</text:p>
          </table:table-cell>
          <table:table-cell table:formula="of:=[.J101]/[.H101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92198" calcext:value-type="float">
            <text:p>0.089219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1" calcext:value-type="float">
            <text:p>0.0252951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296680" calcext:value-type="float">
            <text:p>4296680</text:p>
          </table:table-cell>
          <table:table-cell table:formula="of:=[.G102]/[.I102]" office:value-type="float" office:value="3.52715743365316" calcext:value-type="float">
            <text:p>3.52715743365316</text:p>
          </table:table-cell>
          <table:table-cell table:formula="of:=[.J102]/[.H102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3958" calcext:value-type="float">
            <text:p>0.0883958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59" calcext:value-type="float">
            <text:p>0.0246959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2425400" calcext:value-type="float">
            <text:p>2425400</text:p>
          </table:table-cell>
          <table:table-cell table:formula="of:=[.G103]/[.I103]" office:value-type="float" office:value="3.57937147461724" calcext:value-type="float">
            <text:p>3.57937147461724</text:p>
          </table:table-cell>
          <table:table-cell table:formula="of:=[.J103]/[.H10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302" calcext:value-type="float">
            <text:p>0.0871302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5" calcext:value-type="float">
            <text:p>0.0240255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1404600" calcext:value-type="float">
            <text:p>1404600</text:p>
          </table:table-cell>
          <table:table-cell table:formula="of:=[.G104]/[.I104]" office:value-type="float" office:value="3.62657176749703" calcext:value-type="float">
            <text:p>3.62657176749703</text:p>
          </table:table-cell>
          <table:table-cell table:formula="of:=[.J104]/[.H10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418" calcext:value-type="float">
            <text:p>0.084741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1" calcext:value-type="float">
            <text:p>0.0233121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857225" calcext:value-type="float">
            <text:p>857225</text:p>
          </table:table-cell>
          <table:table-cell table:formula="of:=[.G105]/[.I105]" office:value-type="float" office:value="3.63509936899722" calcext:value-type="float">
            <text:p>3.63509936899722</text:p>
          </table:table-cell>
          <table:table-cell table:formula="of:=[.J105]/[.H10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9119" calcext:value-type="float">
            <text:p>0.0679119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59" calcext:value-type="float">
            <text:p>0.023375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099010" calcext:value-type="float">
            <text:p>4099010</text:p>
          </table:table-cell>
          <table:table-cell table:formula="of:=[.G106]/[.I106]" office:value-type="float" office:value="2.90521006677818" calcext:value-type="float">
            <text:p>2.90521006677818</text:p>
          </table:table-cell>
          <table:table-cell table:formula="of:=[.J106]/[.H10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035" calcext:value-type="float">
            <text:p>0.066703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2" calcext:value-type="float">
            <text:p>0.022879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618" calcext:value-type="float">
            <text:p>0.620618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2298130" calcext:value-type="float">
            <text:p>2298130</text:p>
          </table:table-cell>
          <table:table-cell table:formula="of:=[.G107]/[.I107]" office:value-type="float" office:value="2.91546470156299" calcext:value-type="float">
            <text:p>2.91546470156299</text:p>
          </table:table-cell>
          <table:table-cell table:formula="of:=[.J107]/[.H107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6826" calcext:value-type="float">
            <text:p>0.064682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9" calcext:value-type="float">
            <text:p>0.0223629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114" calcext:value-type="float">
            <text:p>0.633114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1313300" calcext:value-type="float">
            <text:p>1313300</text:p>
          </table:table-cell>
          <table:table-cell table:formula="of:=[.G108]/[.I108]" office:value-type="float" office:value="2.89240661989277" calcext:value-type="float">
            <text:p>2.89240661989277</text:p>
          </table:table-cell>
          <table:table-cell table:formula="of:=[.J108]/[.H10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706" calcext:value-type="float">
            <text:p>0.061570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0816" calcext:value-type="float">
            <text:p>0.650816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793992" calcext:value-type="float">
            <text:p>793992</text:p>
          </table:table-cell>
          <table:table-cell table:formula="of:=[.G109]/[.I109]" office:value-type="float" office:value="2.82194467997342" calcext:value-type="float">
            <text:p>2.82194467997342</text:p>
          </table:table-cell>
          <table:table-cell table:formula="of:=[.J109]/[.H10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648" calcext:value-type="float">
            <text:p>0.106648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08" calcext:value-type="float">
            <text:p>0.0271308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053620" calcext:value-type="float">
            <text:p>4053620</text:p>
          </table:table-cell>
          <table:table-cell table:formula="of:=[.G110]/[.I110]" office:value-type="float" office:value="3.93088298170345" calcext:value-type="float">
            <text:p>3.93088298170345</text:p>
          </table:table-cell>
          <table:table-cell table:formula="of:=[.J110]/[.H1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36" calcext:value-type="float">
            <text:p>0.1059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545450" calcext:value-type="float">
            <text:p>2545450</text:p>
          </table:table-cell>
          <table:table-cell table:formula="of:=[.G111]/[.I111]" office:value-type="float" office:value="3.99823367565303" calcext:value-type="float">
            <text:p>3.99823367565303</text:p>
          </table:table-cell>
          <table:table-cell table:formula="of:=[.J111]/[.H1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952" calcext:value-type="float">
            <text:p>0.10495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5" calcext:value-type="float">
            <text:p>0.0257445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1352020" calcext:value-type="float">
            <text:p>1352020</text:p>
          </table:table-cell>
          <table:table-cell table:formula="of:=[.G112]/[.I112]" office:value-type="float" office:value="4.07667657169493" calcext:value-type="float">
            <text:p>4.07667657169493</text:p>
          </table:table-cell>
          <table:table-cell table:formula="of:=[.J112]/[.H1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166" calcext:value-type="float">
            <text:p>0.10316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9" calcext:value-type="float">
            <text:p>0.0249059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798954" calcext:value-type="float">
            <text:p>798954</text:p>
          </table:table-cell>
          <table:table-cell table:formula="of:=[.G113]/[.I113]" office:value-type="float" office:value="4.14223135883465" calcext:value-type="float">
            <text:p>4.14223135883465</text:p>
          </table:table-cell>
          <table:table-cell table:formula="of:=[.J113]/[.H113]" office:value-type="float" office:value="1.23377787337779" calcext:value-type="float">
            <text:p>1.2337778733777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3]/60000" office:value-type="float" office:value="563.79895" calcext:value-type="float">
            <text:p>563.79895</text:p>
          </table:table-cell>
          <table:table-cell table:formula="of:=[.S113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13]" office:value-type="float" office:value="0.995" calcext:value-type="float">
            <text:p>0.995</text:p>
          </table:table-cell>
          <table:table-cell table:style-name="ce5" table:formula="of:=[.E113]" office:value-type="float" office:value="2" calcext:value-type="float">
            <text:p>2</text:p>
          </table:table-cell>
          <table:table-cell table:style-name="ce5" table:formula="of:=[.F113]" office:value-type="float" office:value="1" calcext:value-type="float">
            <text:p>1</text:p>
          </table:table-cell>
          <table:table-cell table:style-name="ce5" table:formula="of:=AVERAGE([.G78:.G113])" office:value-type="float" office:value="0.0830629388888889" calcext:value-type="float">
            <text:p>0.083062938888889</text:p>
          </table:table-cell>
          <table:table-cell table:style-name="ce5" table:formula="of:=AVERAGE([.H78:.H113])" office:value-type="float" office:value="0.0198312222222222" calcext:value-type="float">
            <text:p>0.019831222222222</text:p>
          </table:table-cell>
          <table:table-cell table:style-name="ce5" table:formula="of:=AVERAGE([.I78:.I113])" office:value-type="float" office:value="0.0197114833333333" calcext:value-type="float">
            <text:p>0.019711483333333</text:p>
          </table:table-cell>
          <table:table-cell table:style-name="ce5" table:formula="of:=AVERAGE([.J78:.J113])" office:value-type="float" office:value="0.0254489277777778" calcext:value-type="float">
            <text:p>0.025448927777778</text:p>
          </table:table-cell>
          <table:table-cell table:style-name="ce5" table:formula="of:=AVERAGE([.K78:.K113])" office:value-type="float" office:value="0.133333333333333" calcext:value-type="float">
            <text:p>0.133333333333333</text:p>
          </table:table-cell>
          <table:table-cell table:style-name="ce5" table:formula="of:=AVERAGE([.L78:.L113])" office:value-type="float" office:value="0.0230954666666667" calcext:value-type="float">
            <text:p>0.023095466666667</text:p>
          </table:table-cell>
          <table:table-cell table:style-name="ce5" table:formula="of:=AVERAGE([.M78:.M113])" office:value-type="float" office:value="0.561254" calcext:value-type="float">
            <text:p>0.561254</text:p>
          </table:table-cell>
          <table:table-cell table:style-name="ce5" table:formula="of:=AVERAGE([.N78:.N113])" office:value-type="float" office:value="0.000497072322222222" calcext:value-type="float">
            <text:p>0.000497072322222</text:p>
          </table:table-cell>
          <table:table-cell table:style-name="ce5" table:formula="of:=AVERAGE([.O78:.O113])" office:value-type="float" office:value="939664.916666667" calcext:value-type="float">
            <text:p>939664.916666667</text:p>
          </table:table-cell>
          <table:table-cell table:style-name="ce5" table:formula="of:=AVERAGE([.P78:.P113])" office:value-type="float" office:value="4.30958403932122" calcext:value-type="float">
            <text:p>4.30958403932122</text:p>
          </table:table-cell>
          <table:table-cell table:style-name="ce5" table:formula="of:=AVERAGE([.Q78:.Q113])" office:value-type="float" office:value="1.29292698382789" calcext:value-type="float">
            <text:p>1.2929269838278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4]/60000" office:value-type="float" office:value="563.79895" calcext:value-type="float">
            <text:p>563.79895</text:p>
          </table:table-cell>
          <table:table-cell table:formula="of:=[.S114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9112" calcext:value-type="float">
            <text:p>0.08591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formula="of:=[.G116]/[.I116]" office:value-type="float" office:value="3.40748438274665" calcext:value-type="float">
            <text:p>3.40748438274665</text:p>
          </table:table-cell>
          <table:table-cell table:formula="of:=[.J116]/[.H116]" office:value-type="float" office:value="1.21271897774179" calcext:value-type="float">
            <text:p>1.21271897774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723" calcext:value-type="float">
            <text:p>0.085272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637" calcext:value-type="float">
            <text:p>0.024663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formula="of:=[.G117]/[.I117]" office:value-type="float" office:value="3.45740095768275" calcext:value-type="float">
            <text:p>3.45740095768275</text:p>
          </table:table-cell>
          <table:table-cell table:formula="of:=[.J117]/[.H1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374" calcext:value-type="float">
            <text:p>0.08437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128" calcext:value-type="float">
            <text:p>0.0240128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formula="of:=[.G118]/[.I118]" office:value-type="float" office:value="3.51370935501066" calcext:value-type="float">
            <text:p>3.51370935501066</text:p>
          </table:table-cell>
          <table:table-cell table:formula="of:=[.J118]/[.H118]" office:value-type="float" office:value="1.19802044092379" calcext:value-type="float">
            <text:p>1.19802044092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6673" calcext:value-type="float">
            <text:p>0.08266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formula="of:=[.G119]/[.I119]" office:value-type="float" office:value="3.54685676529141" calcext:value-type="float">
            <text:p>3.54685676529141</text:p>
          </table:table-cell>
          <table:table-cell table:formula="of:=[.J119]/[.H1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0637" calcext:value-type="float">
            <text:p>0.0660637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formula="of:=[.G120]/[.I120]" office:value-type="float" office:value="2.83109920719949" calcext:value-type="float">
            <text:p>2.83109920719949</text:p>
          </table:table-cell>
          <table:table-cell table:formula="of:=[.J120]/[.H120]" office:value-type="float" office:value="1.17169814445282" calcext:value-type="float">
            <text:p>1.17169814445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2204" calcext:value-type="float">
            <text:p>0.065220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651" calcext:value-type="float">
            <text:p>0.0228651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formula="of:=[.G121]/[.I121]" office:value-type="float" office:value="2.85239950842113" calcext:value-type="float">
            <text:p>2.85239950842113</text:p>
          </table:table-cell>
          <table:table-cell table:formula="of:=[.J121]/[.H121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7832" calcext:value-type="float">
            <text:p>0.063783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588" calcext:value-type="float">
            <text:p>0.022358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formula="of:=[.G122]/[.I122]" office:value-type="float" office:value="2.852711236739" calcext:value-type="float">
            <text:p>2.852711236739</text:p>
          </table:table-cell>
          <table:table-cell table:formula="of:=[.J122]/[.H1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3244" calcext:value-type="float">
            <text:p>0.061324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75" calcext:value-type="float">
            <text:p>0.021817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formula="of:=[.G123]/[.I123]" office:value-type="float" office:value="2.81078950383866" calcext:value-type="float">
            <text:p>2.81078950383866</text:p>
          </table:table-cell>
          <table:table-cell table:formula="of:=[.J123]/[.H1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649" calcext:value-type="float">
            <text:p>0.102649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69907" calcext:value-type="float">
            <text:p>0.026990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formula="of:=[.G124]/[.I124]" office:value-type="float" office:value="3.80312478001682" calcext:value-type="float">
            <text:p>3.80312478001682</text:p>
          </table:table-cell>
          <table:table-cell table:formula="of:=[.J124]/[.H124]" office:value-type="float" office:value="1.19169702145459" calcext:value-type="float">
            <text:p>1.19169702145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387" calcext:value-type="float">
            <text:p>0.0264387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formula="of:=[.G125]/[.I125]" office:value-type="float" office:value="3.86112025175217" calcext:value-type="float">
            <text:p>3.86112025175217</text:p>
          </table:table-cell>
          <table:table-cell table:formula="of:=[.J125]/[.H125]" office:value-type="float" office:value="1.29395101008165" calcext:value-type="float">
            <text:p>1.29395101008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217" calcext:value-type="float">
            <text:p>0.0257217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formula="of:=[.G126]/[.I126]" office:value-type="float" office:value="3.9386587978244" calcext:value-type="float">
            <text:p>3.9386587978244</text:p>
          </table:table-cell>
          <table:table-cell table:formula="of:=[.J126]/[.H1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9437" calcext:value-type="float">
            <text:p>0.099943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8958" calcext:value-type="float">
            <text:p>0.02489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formula="of:=[.G127]/[.I127]" office:value-type="float" office:value="4.01448035411596" calcext:value-type="float">
            <text:p>4.01448035411596</text:p>
          </table:table-cell>
          <table:table-cell table:formula="of:=[.J127]/[.H1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8043" calcext:value-type="float">
            <text:p>0.083804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56" calcext:value-type="float">
            <text:p>0.020415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formula="of:=[.G128]/[.I128]" office:value-type="float" office:value="4.10491486902173" calcext:value-type="float">
            <text:p>4.10491486902173</text:p>
          </table:table-cell>
          <table:table-cell table:formula="of:=[.J128]/[.H128]" office:value-type="float" office:value="1.23103615696579" calcext:value-type="float">
            <text:p>1.23103615696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4985" calcext:value-type="float">
            <text:p>0.083498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1412" calcext:value-type="float">
            <text:p>0.0201412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formula="of:=[.G129]/[.I129]" office:value-type="float" office:value="4.1456566639525" calcext:value-type="float">
            <text:p>4.1456566639525</text:p>
          </table:table-cell>
          <table:table-cell table:formula="of:=[.J129]/[.H129]" office:value-type="float" office:value="1.22563992256399" calcext:value-type="float">
            <text:p>1.2256399225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formula="of:=[.G130]/[.I130]" office:value-type="float" office:value="4.22569536423841" calcext:value-type="float">
            <text:p>4.22569536423841</text:p>
          </table:table-cell>
          <table:table-cell table:formula="of:=[.J130]/[.H130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042" calcext:value-type="float">
            <text:p>0.08204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725" calcext:value-type="float">
            <text:p>0.018972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formula="of:=[.G131]/[.I131]" office:value-type="float" office:value="4.32425879562525" calcext:value-type="float">
            <text:p>4.32425879562525</text:p>
          </table:table-cell>
          <table:table-cell table:formula="of:=[.J131]/[.H131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26" calcext:value-type="float">
            <text:p>0.062526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0186981" calcext:value-type="float">
            <text:p>0.0186981</text:p>
          </table:table-cell>
          <table:table-cell office:value-type="float" office:value="0.0227273" calcext:value-type="float">
            <text:p>0.022727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formula="of:=[.G132]/[.I132]" office:value-type="float" office:value="3.34397612591654" calcext:value-type="float">
            <text:p>3.34397612591654</text:p>
          </table:table-cell>
          <table:table-cell table:formula="of:=[.J132]/[.H132]" office:value-type="float" office:value="1.12272945081979" calcext:value-type="float">
            <text:p>1.12272945081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106" calcext:value-type="float">
            <text:p>0.06210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125" calcext:value-type="float">
            <text:p>0.0184125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formula="of:=[.G133]/[.I133]" office:value-type="float" office:value="3.37303462321792" calcext:value-type="float">
            <text:p>3.37303462321792</text:p>
          </table:table-cell>
          <table:table-cell table:formula="of:=[.J133]/[.H133]" office:value-type="float" office:value="1.27777681944421" calcext:value-type="float">
            <text:p>1.27777681944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4579" calcext:value-type="float">
            <text:p>0.0614579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58" calcext:value-type="float">
            <text:p>0.0179858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formula="of:=[.G134]/[.I134]" office:value-type="float" office:value="3.41702342959446" calcext:value-type="float">
            <text:p>3.41702342959446</text:p>
          </table:table-cell>
          <table:table-cell table:formula="of:=[.J134]/[.H13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3704" calcext:value-type="float">
            <text:p>0.060370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06" calcext:value-type="float">
            <text:p>0.017460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formula="of:=[.G135]/[.I135]" office:value-type="float" office:value="3.45752150556109" calcext:value-type="float">
            <text:p>3.45752150556109</text:p>
          </table:table-cell>
          <table:table-cell table:formula="of:=[.J135]/[.H135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715" calcext:value-type="float">
            <text:p>0.101715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0220321" calcext:value-type="float">
            <text:p>0.022032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formula="of:=[.G136]/[.I136]" office:value-type="float" office:value="4.61667294538424" calcext:value-type="float">
            <text:p>4.61667294538424</text:p>
          </table:table-cell>
          <table:table-cell table:formula="of:=[.J136]/[.H136]" office:value-type="float" office:value="1.30588522588523" calcext:value-type="float">
            <text:p>1.30588522588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467" calcext:value-type="float">
            <text:p>0.101467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18138" calcext:value-type="float">
            <text:p>0.0218138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formula="of:=[.G137]/[.I137]" office:value-type="float" office:value="4.65150501058963" calcext:value-type="float">
            <text:p>4.65150501058963</text:p>
          </table:table-cell>
          <table:table-cell table:formula="of:=[.J137]/[.H137]" office:value-type="float" office:value="1.35460372960373" calcext:value-type="float">
            <text:p>1.35460372960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014" calcext:value-type="float">
            <text:p>0.0213014</text:p>
          </table:table-cell>
          <table:table-cell office:value-type="float" office:value="0.0289256" calcext:value-type="float">
            <text:p>0.02892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formula="of:=[.G138]/[.I138]" office:value-type="float" office:value="4.74086210296037" calcext:value-type="float">
            <text:p>4.74086210296037</text:p>
          </table:table-cell>
          <table:table-cell table:formula="of:=[.J138]/[.H138]" office:value-type="float" office:value="1.35950292809941" calcext:value-type="float">
            <text:p>1.35950292809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55" calcext:value-type="float">
            <text:p>0.020555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formula="of:=[.G139]/[.I139]" office:value-type="float" office:value="4.87706154220384" calcext:value-type="float">
            <text:p>4.87706154220384</text:p>
          </table:table-cell>
          <table:table-cell table:formula="of:=[.J139]/[.H139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7" calcext:value-type="float">
            <text:p>0.0147167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formula="of:=[.G140]/[.I140]" office:value-type="float" office:value="5.12862258522631" calcext:value-type="float">
            <text:p>5.12862258522631</text:p>
          </table:table-cell>
          <table:table-cell table:formula="of:=[.J140]/[.H140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3" calcext:value-type="float">
            <text:p>0.014716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formula="of:=[.G141]/[.I141]" office:value-type="float" office:value="5.12876198500982" calcext:value-type="float">
            <text:p>5.12876198500982</text:p>
          </table:table-cell>
          <table:table-cell table:formula="of:=[.J141]/[.H141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356" calcext:value-type="float">
            <text:p>0.0754356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6882" calcext:value-type="float">
            <text:p>0.014688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formula="of:=[.G142]/[.I142]" office:value-type="float" office:value="5.13579608120805" calcext:value-type="float">
            <text:p>5.13579608120805</text:p>
          </table:table-cell>
          <table:table-cell table:formula="of:=[.J142]/[.H142]" office:value-type="float" office:value="1.27092078804926" calcext:value-type="float">
            <text:p>1.27092078804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2165" calcext:value-type="float">
            <text:p>0.0752165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formula="of:=[.G143]/[.I143]" office:value-type="float" office:value="5.19623217641207" calcext:value-type="float">
            <text:p>5.19623217641207</text:p>
          </table:table-cell>
          <table:table-cell table:formula="of:=[.J143]/[.H143]" office:value-type="float" office:value="1.3969565363768" calcext:value-type="float">
            <text:p>1.3969565363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612" calcext:value-type="float">
            <text:p>0.053961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2523" calcext:value-type="float">
            <text:p>0.013252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formula="of:=[.G144]/[.I144]" office:value-type="float" office:value="4.07183658685662" calcext:value-type="float">
            <text:p>4.07183658685662</text:p>
          </table:table-cell>
          <table:table-cell table:formula="of:=[.J144]/[.H144]" office:value-type="float" office:value="1.33908586074327" calcext:value-type="float">
            <text:p>1.33908586074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574" calcext:value-type="float">
            <text:p>0.0539574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2513" calcext:value-type="float">
            <text:p>0.01325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formula="of:=[.G145]/[.I145]" office:value-type="float" office:value="4.07185710081275" calcext:value-type="float">
            <text:p>4.07185710081275</text:p>
          </table:table-cell>
          <table:table-cell table:formula="of:=[.J145]/[.H145]" office:value-type="float" office:value="1.34483054483054" calcext:value-type="float">
            <text:p>1.34483054483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8557" calcext:value-type="float">
            <text:p>0.053855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043" calcext:value-type="float">
            <text:p>0.013204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formula="of:=[.G146]/[.I146]" office:value-type="float" office:value="4.07864862203979" calcext:value-type="float">
            <text:p>4.07864862203979</text:p>
          </table:table-cell>
          <table:table-cell table:formula="of:=[.J146]/[.H146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5932" calcext:value-type="float">
            <text:p>0.053593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716" calcext:value-type="float">
            <text:p>0.012971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formula="of:=[.G147]/[.I147]" office:value-type="float" office:value="4.13157975885781" calcext:value-type="float">
            <text:p>4.13157975885781</text:p>
          </table:table-cell>
          <table:table-cell table:formula="of:=[.J147]/[.H1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formula="of:=[.G148]/[.I148]" office:value-type="float" office:value="5.81209586099784" calcext:value-type="float">
            <text:p>5.81209586099784</text:p>
          </table:table-cell>
          <table:table-cell table:formula="of:=[.J148]/[.H148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formula="of:=[.G149]/[.I149]" office:value-type="float" office:value="5.81209586099784" calcext:value-type="float">
            <text:p>5.81209586099784</text:p>
          </table:table-cell>
          <table:table-cell table:formula="of:=[.J149]/[.H149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189" calcext:value-type="float">
            <text:p>0.093918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78" calcext:value-type="float">
            <text:p>0.016147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formula="of:=[.G150]/[.I150]" office:value-type="float" office:value="5.81620406495002" calcext:value-type="float">
            <text:p>5.81620406495002</text:p>
          </table:table-cell>
          <table:table-cell table:formula="of:=[.J150]/[.H150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7669" calcext:value-type="float">
            <text:p>0.0937669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59752" calcext:value-type="float">
            <text:p>0.0159752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formula="of:=[.G151]/[.I151]" office:value-type="float" office:value="5.86952901998097" calcext:value-type="float">
            <text:p>5.86952901998097</text:p>
          </table:table-cell>
          <table:table-cell table:formula="of:=[.J151]/[.H151]" office:value-type="float" office:value="1.31057256927297" calcext:value-type="float">
            <text:p>1.31057256927297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1]/60000" office:value-type="float" office:value="1102.21783333333" calcext:value-type="float">
            <text:p>1102.21783333333</text:p>
          </table:table-cell>
          <table:table-cell table:formula="of:=[.S151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51]" office:value-type="float" office:value="0.9" calcext:value-type="float">
            <text:p>0.9</text:p>
          </table:table-cell>
          <table:table-cell table:style-name="ce5" table:formula="of:=[.E151]" office:value-type="float" office:value="2.5" calcext:value-type="float">
            <text:p>2.5</text:p>
          </table:table-cell>
          <table:table-cell table:style-name="ce5" table:formula="of:=[.F151]" office:value-type="float" office:value="1" calcext:value-type="float">
            <text:p>1</text:p>
          </table:table-cell>
          <table:table-cell table:style-name="ce5" table:formula="of:=AVERAGE([.G116:.G151])" office:value-type="float" office:value="0.079896925" calcext:value-type="float">
            <text:p>0.079896925</text:p>
          </table:table-cell>
          <table:table-cell table:style-name="ce5" table:formula="of:=AVERAGE([.H116:.H151])" office:value-type="float" office:value="0.0197658555555556" calcext:value-type="float">
            <text:p>0.019765855555556</text:p>
          </table:table-cell>
          <table:table-cell table:style-name="ce5" table:formula="of:=AVERAGE([.I116:.I151])" office:value-type="float" office:value="0.0195766333333333" calcext:value-type="float">
            <text:p>0.019576633333333</text:p>
          </table:table-cell>
          <table:table-cell table:style-name="ce5" table:formula="of:=AVERAGE([.J116:.J151])" office:value-type="float" office:value="0.0251188055555555" calcext:value-type="float">
            <text:p>0.025118805555556</text:p>
          </table:table-cell>
          <table:table-cell table:style-name="ce5" table:formula="of:=AVERAGE([.K116:.K151])" office:value-type="float" office:value="0.133055555555556" calcext:value-type="float">
            <text:p>0.133055555555556</text:p>
          </table:table-cell>
          <table:table-cell table:style-name="ce5" table:formula="of:=AVERAGE([.L116:.L151])" office:value-type="float" office:value="0.0230230861111111" calcext:value-type="float">
            <text:p>0.023023086111111</text:p>
          </table:table-cell>
          <table:table-cell table:style-name="ce5" table:formula="of:=AVERAGE([.M116:.M151])" office:value-type="float" office:value="0" calcext:value-type="float">
            <text:p>0</text:p>
          </table:table-cell>
          <table:table-cell table:style-name="ce5" table:formula="of:=AVERAGE([.N116:.N151])" office:value-type="float" office:value="1" calcext:value-type="float">
            <text:p>1</text:p>
          </table:table-cell>
          <table:table-cell table:style-name="ce5" table:formula="of:=AVERAGE([.O116:.O151])" office:value-type="float" office:value="1837029.72222222" calcext:value-type="float">
            <text:p>1837029.72222222</text:p>
          </table:table-cell>
          <table:table-cell table:style-name="ce5" table:formula="of:=AVERAGE([.P116:.P151])" office:value-type="float" office:value="4.17836882728486" calcext:value-type="float">
            <text:p>4.17836882728486</text:p>
          </table:table-cell>
          <table:table-cell table:style-name="ce5" table:formula="of:=AVERAGE([.Q116:.Q151])" office:value-type="float" office:value="1.27846233441064" calcext:value-type="float">
            <text:p>1.27846233441064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2]/60000" office:value-type="float" office:value="1102.21783333333" calcext:value-type="float">
            <text:p>1102.21783333333</text:p>
          </table:table-cell>
          <table:table-cell table:formula="of:=[.S152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7174" calcext:value-type="float">
            <text:p>627174</text:p>
          </table:table-cell>
          <table:table-cell table:formula="of:=[.G154]/[.I154]" office:value-type="float" office:value="5.27274114065516" calcext:value-type="float">
            <text:p>5.27274114065516</text:p>
          </table:table-cell>
          <table:table-cell table:formula="of:=[.J154]/[.H15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05288" calcext:value-type="float">
            <text:p>705288</text:p>
          </table:table-cell>
          <table:table-cell table:formula="of:=[.G155]/[.I155]" office:value-type="float" office:value="5.27898757722713" calcext:value-type="float">
            <text:p>5.27898757722713</text:p>
          </table:table-cell>
          <table:table-cell table:formula="of:=[.J155]/[.H155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0687" calcext:value-type="float">
            <text:p>690687</text:p>
          </table:table-cell>
          <table:table-cell table:formula="of:=[.G156]/[.I156]" office:value-type="float" office:value="5.3214741223065" calcext:value-type="float">
            <text:p>5.3214741223065</text:p>
          </table:table-cell>
          <table:table-cell table:formula="of:=[.J156]/[.H156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67935" calcext:value-type="float">
            <text:p>667935</text:p>
          </table:table-cell>
          <table:table-cell table:formula="of:=[.G157]/[.I157]" office:value-type="float" office:value="5.42691868543051" calcext:value-type="float">
            <text:p>5.42691868543051</text:p>
          </table:table-cell>
          <table:table-cell table:formula="of:=[.J157]/[.H157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07457" calcext:value-type="float">
            <text:p>707457</text:p>
          </table:table-cell>
          <table:table-cell table:formula="of:=[.G158]/[.I158]" office:value-type="float" office:value="4.19089130048034" calcext:value-type="float">
            <text:p>4.19089130048034</text:p>
          </table:table-cell>
          <table:table-cell table:formula="of:=[.J158]/[.H158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5843" calcext:value-type="float">
            <text:p>715843</text:p>
          </table:table-cell>
          <table:table-cell table:formula="of:=[.G159]/[.I159]" office:value-type="float" office:value="4.19723836561186" calcext:value-type="float">
            <text:p>4.19723836561186</text:p>
          </table:table-cell>
          <table:table-cell table:formula="of:=[.J159]/[.H159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9828" calcext:value-type="float">
            <text:p>689828</text:p>
          </table:table-cell>
          <table:table-cell table:formula="of:=[.G160]/[.I160]" office:value-type="float" office:value="4.22512266780881" calcext:value-type="float">
            <text:p>4.22512266780881</text:p>
          </table:table-cell>
          <table:table-cell table:formula="of:=[.J160]/[.H160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35982" calcext:value-type="float">
            <text:p>635982</text:p>
          </table:table-cell>
          <table:table-cell table:formula="of:=[.G161]/[.I161]" office:value-type="float" office:value="4.2920391426769" calcext:value-type="float">
            <text:p>4.2920391426769</text:p>
          </table:table-cell>
          <table:table-cell table:formula="of:=[.J161]/[.H161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08095" calcext:value-type="float">
            <text:p>708095</text:p>
          </table:table-cell>
          <table:table-cell table:formula="of:=[.G162]/[.I162]" office:value-type="float" office:value="5.94767302098608" calcext:value-type="float">
            <text:p>5.94767302098608</text:p>
          </table:table-cell>
          <table:table-cell table:formula="of:=[.J162]/[.H162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25459" calcext:value-type="float">
            <text:p>725459</text:p>
          </table:table-cell>
          <table:table-cell table:formula="of:=[.G163]/[.I163]" office:value-type="float" office:value="5.95055989223127" calcext:value-type="float">
            <text:p>5.95055989223127</text:p>
          </table:table-cell>
          <table:table-cell table:formula="of:=[.J163]/[.H163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60325" calcext:value-type="float">
            <text:p>660325</text:p>
          </table:table-cell>
          <table:table-cell table:formula="of:=[.G164]/[.I164]" office:value-type="float" office:value="5.98930166869723" calcext:value-type="float">
            <text:p>5.98930166869723</text:p>
          </table:table-cell>
          <table:table-cell table:formula="of:=[.J164]/[.H164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39164" calcext:value-type="float">
            <text:p>639164</text:p>
          </table:table-cell>
          <table:table-cell table:formula="of:=[.G165]/[.I165]" office:value-type="float" office:value="6.11131387994016" calcext:value-type="float">
            <text:p>6.11131387994016</text:p>
          </table:table-cell>
          <table:table-cell table:formula="of:=[.J165]/[.H165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2106" calcext:value-type="float">
            <text:p>742106</text:p>
          </table:table-cell>
          <table:table-cell table:formula="of:=[.G166]/[.I166]" office:value-type="float" office:value="4.22031434146718" calcext:value-type="float">
            <text:p>4.22031434146718</text:p>
          </table:table-cell>
          <table:table-cell table:formula="of:=[.J166]/[.H166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5018" calcext:value-type="float">
            <text:p>745018</text:p>
          </table:table-cell>
          <table:table-cell table:formula="of:=[.G167]/[.I167]" office:value-type="float" office:value="4.2913456935733" calcext:value-type="float">
            <text:p>4.2913456935733</text:p>
          </table:table-cell>
          <table:table-cell table:formula="of:=[.J167]/[.H16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695000" calcext:value-type="float">
            <text:p>695000</text:p>
          </table:table-cell>
          <table:table-cell table:formula="of:=[.G168]/[.I168]" office:value-type="float" office:value="4.38403700973539" calcext:value-type="float">
            <text:p>4.38403700973539</text:p>
          </table:table-cell>
          <table:table-cell table:formula="of:=[.J168]/[.H168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72437" calcext:value-type="float">
            <text:p>672437</text:p>
          </table:table-cell>
          <table:table-cell table:formula="of:=[.G169]/[.I169]" office:value-type="float" office:value="4.4801769538656" calcext:value-type="float">
            <text:p>4.4801769538656</text:p>
          </table:table-cell>
          <table:table-cell table:formula="of:=[.J169]/[.H169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2016" calcext:value-type="float">
            <text:p>742016</text:p>
          </table:table-cell>
          <table:table-cell table:formula="of:=[.G170]/[.I170]" office:value-type="float" office:value="3.43454681362024" calcext:value-type="float">
            <text:p>3.43454681362024</text:p>
          </table:table-cell>
          <table:table-cell table:formula="of:=[.J170]/[.H170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5359" calcext:value-type="float">
            <text:p>745359</text:p>
          </table:table-cell>
          <table:table-cell table:formula="of:=[.G171]/[.I171]" office:value-type="float" office:value="3.47651962110961" calcext:value-type="float">
            <text:p>3.47651962110961</text:p>
          </table:table-cell>
          <table:table-cell table:formula="of:=[.J171]/[.H171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37574" calcext:value-type="float">
            <text:p>737574</text:p>
          </table:table-cell>
          <table:table-cell table:formula="of:=[.G172]/[.I172]" office:value-type="float" office:value="3.51668888148395" calcext:value-type="float">
            <text:p>3.51668888148395</text:p>
          </table:table-cell>
          <table:table-cell table:formula="of:=[.J172]/[.H172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705064" calcext:value-type="float">
            <text:p>705064</text:p>
          </table:table-cell>
          <table:table-cell table:formula="of:=[.G173]/[.I173]" office:value-type="float" office:value="3.53424822232146" calcext:value-type="float">
            <text:p>3.53424822232146</text:p>
          </table:table-cell>
          <table:table-cell table:formula="of:=[.J173]/[.H173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38010" calcext:value-type="float">
            <text:p>738010</text:p>
          </table:table-cell>
          <table:table-cell table:formula="of:=[.G174]/[.I174]" office:value-type="float" office:value="4.7373201310728" calcext:value-type="float">
            <text:p>4.7373201310728</text:p>
          </table:table-cell>
          <table:table-cell table:formula="of:=[.J174]/[.H174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40891" calcext:value-type="float">
            <text:p>740891</text:p>
          </table:table-cell>
          <table:table-cell table:formula="of:=[.G175]/[.I175]" office:value-type="float" office:value="4.81203860926731" calcext:value-type="float">
            <text:p>4.81203860926731</text:p>
          </table:table-cell>
          <table:table-cell table:formula="of:=[.J175]/[.H175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8945" calcext:value-type="float">
            <text:p>668945</text:p>
          </table:table-cell>
          <table:table-cell table:formula="of:=[.G176]/[.I176]" office:value-type="float" office:value="4.92972902163336" calcext:value-type="float">
            <text:p>4.92972902163336</text:p>
          </table:table-cell>
          <table:table-cell table:formula="of:=[.J176]/[.H176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97005" calcext:value-type="float">
            <text:p>697005</text:p>
          </table:table-cell>
          <table:table-cell table:formula="of:=[.G177]/[.I177]" office:value-type="float" office:value="5.07376021613007" calcext:value-type="float">
            <text:p>5.07376021613007</text:p>
          </table:table-cell>
          <table:table-cell table:formula="of:=[.J177]/[.H177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472300" calcext:value-type="float">
            <text:p>8472300</text:p>
          </table:table-cell>
          <table:table-cell table:formula="of:=[.G178]/[.I178]" office:value-type="float" office:value="3.52690629052152" calcext:value-type="float">
            <text:p>3.52690629052152</text:p>
          </table:table-cell>
          <table:table-cell table:formula="of:=[.J178]/[.H178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986960" calcext:value-type="float">
            <text:p>4986960</text:p>
          </table:table-cell>
          <table:table-cell table:formula="of:=[.G179]/[.I179]" office:value-type="float" office:value="3.57896015549077" calcext:value-type="float">
            <text:p>3.57896015549077</text:p>
          </table:table-cell>
          <table:table-cell table:formula="of:=[.J179]/[.H179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851530" calcext:value-type="float">
            <text:p>2851530</text:p>
          </table:table-cell>
          <table:table-cell table:formula="of:=[.G180]/[.I180]" office:value-type="float" office:value="3.62615293686734" calcext:value-type="float">
            <text:p>3.62615293686734</text:p>
          </table:table-cell>
          <table:table-cell table:formula="of:=[.J180]/[.H180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2300" calcext:value-type="float">
            <text:p>1792300</text:p>
          </table:table-cell>
          <table:table-cell table:formula="of:=[.G181]/[.I181]" office:value-type="float" office:value="3.63457760314342" calcext:value-type="float">
            <text:p>3.63457760314342</text:p>
          </table:table-cell>
          <table:table-cell table:formula="of:=[.J181]/[.H181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48350" calcext:value-type="float">
            <text:p>8648350</text:p>
          </table:table-cell>
          <table:table-cell table:formula="of:=[.G182]/[.I182]" office:value-type="float" office:value="2.90503080082135" calcext:value-type="float">
            <text:p>2.90503080082135</text:p>
          </table:table-cell>
          <table:table-cell table:formula="of:=[.J182]/[.H182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845980" calcext:value-type="float">
            <text:p>4845980</text:p>
          </table:table-cell>
          <table:table-cell table:formula="of:=[.G183]/[.I183]" office:value-type="float" office:value="2.91488301550323" calcext:value-type="float">
            <text:p>2.91488301550323</text:p>
          </table:table-cell>
          <table:table-cell table:formula="of:=[.J183]/[.H183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25410" calcext:value-type="float">
            <text:p>2825410</text:p>
          </table:table-cell>
          <table:table-cell table:formula="of:=[.G184]/[.I184]" office:value-type="float" office:value="2.89169610517372" calcext:value-type="float">
            <text:p>2.89169610517372</text:p>
          </table:table-cell>
          <table:table-cell table:formula="of:=[.J184]/[.H184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24470" calcext:value-type="float">
            <text:p>1724470</text:p>
          </table:table-cell>
          <table:table-cell table:formula="of:=[.G185]/[.I185]" office:value-type="float" office:value="2.82121217676661" calcext:value-type="float">
            <text:p>2.82121217676661</text:p>
          </table:table-cell>
          <table:table-cell table:formula="of:=[.J185]/[.H185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059620" calcext:value-type="float">
            <text:p>8059620</text:p>
          </table:table-cell>
          <table:table-cell table:formula="of:=[.G186]/[.I186]" office:value-type="float" office:value="3.93033798975342" calcext:value-type="float">
            <text:p>3.93033798975342</text:p>
          </table:table-cell>
          <table:table-cell table:formula="of:=[.J186]/[.H186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11340" calcext:value-type="float">
            <text:p>4811340</text:p>
          </table:table-cell>
          <table:table-cell table:formula="of:=[.G187]/[.I187]" office:value-type="float" office:value="3.99770528802787" calcext:value-type="float">
            <text:p>3.99770528802787</text:p>
          </table:table-cell>
          <table:table-cell table:formula="of:=[.J187]/[.H187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753560" calcext:value-type="float">
            <text:p>2753560</text:p>
          </table:table-cell>
          <table:table-cell table:formula="of:=[.G188]/[.I188]" office:value-type="float" office:value="4.07616443251516" calcext:value-type="float">
            <text:p>4.07616443251516</text:p>
          </table:table-cell>
          <table:table-cell table:formula="of:=[.J188]/[.H188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805850" calcext:value-type="float">
            <text:p>1805850</text:p>
          </table:table-cell>
          <table:table-cell table:formula="of:=[.G189]/[.I189]" office:value-type="float" office:value="4.1417661749472" calcext:value-type="float">
            <text:p>4.1417661749472</text:p>
          </table:table-cell>
          <table:table-cell table:formula="of:=[.J189]/[.H189]" office:value-type="float" office:value="1.23377787337779" calcext:value-type="float">
            <text:p>1.2337778733777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89]/60000" office:value-type="float" office:value="1173.00553333333" calcext:value-type="float">
            <text:p>1173.00553333333</text:p>
          </table:table-cell>
          <table:table-cell table:formula="of:=[.S189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89]" office:value-type="float" office:value="0.995" calcext:value-type="float">
            <text:p>0.995</text:p>
          </table:table-cell>
          <table:table-cell table:style-name="ce5" table:formula="of:=[.E189]" office:value-type="float" office:value="2.5" calcext:value-type="float">
            <text:p>2.5</text:p>
          </table:table-cell>
          <table:table-cell table:style-name="ce5" table:formula="of:=[.F189]" office:value-type="float" office:value="1" calcext:value-type="float">
            <text:p>1</text:p>
          </table:table-cell>
          <table:table-cell table:style-name="ce5" table:formula="of:=AVERAGE([.G154:.G189])" office:value-type="float" office:value="0.0830599861111111" calcext:value-type="float">
            <text:p>0.083059986111111</text:p>
          </table:table-cell>
          <table:table-cell table:style-name="ce5" table:formula="of:=AVERAGE([.H154:.H189])" office:value-type="float" office:value="0.0198312222222222" calcext:value-type="float">
            <text:p>0.019831222222222</text:p>
          </table:table-cell>
          <table:table-cell table:style-name="ce5" table:formula="of:=AVERAGE([.I154:.I189])" office:value-type="float" office:value="0.0197115388888889" calcext:value-type="float">
            <text:p>0.019711538888889</text:p>
          </table:table-cell>
          <table:table-cell table:style-name="ce5" table:formula="of:=AVERAGE([.J154:.J189])" office:value-type="float" office:value="0.0254489277777778" calcext:value-type="float">
            <text:p>0.025448927777778</text:p>
          </table:table-cell>
          <table:table-cell table:style-name="ce5" table:formula="of:=AVERAGE([.K154:.K189])" office:value-type="float" office:value="0.133333333333333" calcext:value-type="float">
            <text:p>0.133333333333333</text:p>
          </table:table-cell>
          <table:table-cell table:style-name="ce5" table:formula="of:=AVERAGE([.L154:.L189])" office:value-type="float" office:value="0.0230954666666667" calcext:value-type="float">
            <text:p>0.023095466666667</text:p>
          </table:table-cell>
          <table:table-cell table:style-name="ce5" table:formula="of:=AVERAGE([.M154:.M189])" office:value-type="float" office:value="0.561254" calcext:value-type="float">
            <text:p>0.561254</text:p>
          </table:table-cell>
          <table:table-cell table:style-name="ce5" table:formula="of:=AVERAGE([.N154:.N189])" office:value-type="float" office:value="0.000497072322222222" calcext:value-type="float">
            <text:p>0.000497072322222</text:p>
          </table:table-cell>
          <table:table-cell table:style-name="ce5" table:formula="of:=AVERAGE([.O154:.O189])" office:value-type="float" office:value="1955009.22222222" calcext:value-type="float">
            <text:p>1955009.22222222</text:p>
          </table:table-cell>
          <table:table-cell table:style-name="ce5" table:formula="of:=AVERAGE([.P154:.P189])" office:value-type="float" office:value="4.30945499857955" calcext:value-type="float">
            <text:p>4.30945499857955</text:p>
          </table:table-cell>
          <table:table-cell table:style-name="ce5" table:formula="of:=AVERAGE([.Q154:.Q189])" office:value-type="float" office:value="1.29292698382789" calcext:value-type="float">
            <text:p>1.2929269838278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90]/60000" office:value-type="float" office:value="1173.00553333333" calcext:value-type="float">
            <text:p>1173.00553333333</text:p>
          </table:table-cell>
          <table:table-cell table:formula="of:=[.S190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2245" calcext:value-type="float">
            <text:p>622245</text:p>
          </table:table-cell>
          <table:table-cell table:formula="of:=[.G192]/[.I192]" office:value-type="float" office:value="5.27274114065516" calcext:value-type="float">
            <text:p>5.27274114065516</text:p>
          </table:table-cell>
          <table:table-cell table:formula="of:=[.J192]/[.H192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39796" calcext:value-type="float">
            <text:p>739796</text:p>
          </table:table-cell>
          <table:table-cell table:formula="of:=[.G193]/[.I193]" office:value-type="float" office:value="5.27898757722713" calcext:value-type="float">
            <text:p>5.27898757722713</text:p>
          </table:table-cell>
          <table:table-cell table:formula="of:=[.J193]/[.H193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47046" calcext:value-type="float">
            <text:p>647046</text:p>
          </table:table-cell>
          <table:table-cell table:formula="of:=[.G194]/[.I194]" office:value-type="float" office:value="5.3214741223065" calcext:value-type="float">
            <text:p>5.3214741223065</text:p>
          </table:table-cell>
          <table:table-cell table:formula="of:=[.J194]/[.H194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9063" calcext:value-type="float">
            <text:p>699063</text:p>
          </table:table-cell>
          <table:table-cell table:formula="of:=[.G195]/[.I195]" office:value-type="float" office:value="5.42691868543051" calcext:value-type="float">
            <text:p>5.42691868543051</text:p>
          </table:table-cell>
          <table:table-cell table:formula="of:=[.J195]/[.H195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22798" calcext:value-type="float">
            <text:p>722798</text:p>
          </table:table-cell>
          <table:table-cell table:formula="of:=[.G196]/[.I196]" office:value-type="float" office:value="4.19089130048034" calcext:value-type="float">
            <text:p>4.19089130048034</text:p>
          </table:table-cell>
          <table:table-cell table:formula="of:=[.J196]/[.H196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1960" calcext:value-type="float">
            <text:p>711960</text:p>
          </table:table-cell>
          <table:table-cell table:formula="of:=[.G197]/[.I197]" office:value-type="float" office:value="4.19723836561186" calcext:value-type="float">
            <text:p>4.19723836561186</text:p>
          </table:table-cell>
          <table:table-cell table:formula="of:=[.J197]/[.H197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90759" calcext:value-type="float">
            <text:p>690759</text:p>
          </table:table-cell>
          <table:table-cell table:formula="of:=[.G198]/[.I198]" office:value-type="float" office:value="4.22512266780881" calcext:value-type="float">
            <text:p>4.22512266780881</text:p>
          </table:table-cell>
          <table:table-cell table:formula="of:=[.J198]/[.H198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6504" calcext:value-type="float">
            <text:p>686504</text:p>
          </table:table-cell>
          <table:table-cell table:formula="of:=[.G199]/[.I199]" office:value-type="float" office:value="4.2920391426769" calcext:value-type="float">
            <text:p>4.2920391426769</text:p>
          </table:table-cell>
          <table:table-cell table:formula="of:=[.J199]/[.H199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71243" calcext:value-type="float">
            <text:p>671243</text:p>
          </table:table-cell>
          <table:table-cell table:formula="of:=[.G200]/[.I200]" office:value-type="float" office:value="5.94767302098608" calcext:value-type="float">
            <text:p>5.94767302098608</text:p>
          </table:table-cell>
          <table:table-cell table:formula="of:=[.J200]/[.H200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13340" calcext:value-type="float">
            <text:p>713340</text:p>
          </table:table-cell>
          <table:table-cell table:formula="of:=[.G201]/[.I201]" office:value-type="float" office:value="5.95055989223127" calcext:value-type="float">
            <text:p>5.95055989223127</text:p>
          </table:table-cell>
          <table:table-cell table:formula="of:=[.J201]/[.H201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86520" calcext:value-type="float">
            <text:p>686520</text:p>
          </table:table-cell>
          <table:table-cell table:formula="of:=[.G202]/[.I202]" office:value-type="float" office:value="5.98930166869723" calcext:value-type="float">
            <text:p>5.98930166869723</text:p>
          </table:table-cell>
          <table:table-cell table:formula="of:=[.J202]/[.H202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41256" calcext:value-type="float">
            <text:p>641256</text:p>
          </table:table-cell>
          <table:table-cell table:formula="of:=[.G203]/[.I203]" office:value-type="float" office:value="6.11131387994016" calcext:value-type="float">
            <text:p>6.11131387994016</text:p>
          </table:table-cell>
          <table:table-cell table:formula="of:=[.J203]/[.H203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1498" calcext:value-type="float">
            <text:p>761498</text:p>
          </table:table-cell>
          <table:table-cell table:formula="of:=[.G204]/[.I204]" office:value-type="float" office:value="4.22031434146718" calcext:value-type="float">
            <text:p>4.22031434146718</text:p>
          </table:table-cell>
          <table:table-cell table:formula="of:=[.J204]/[.H20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2157" calcext:value-type="float">
            <text:p>762157</text:p>
          </table:table-cell>
          <table:table-cell table:formula="of:=[.G205]/[.I205]" office:value-type="float" office:value="4.2913456935733" calcext:value-type="float">
            <text:p>4.2913456935733</text:p>
          </table:table-cell>
          <table:table-cell table:formula="of:=[.J205]/[.H20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17867" calcext:value-type="float">
            <text:p>717867</text:p>
          </table:table-cell>
          <table:table-cell table:formula="of:=[.G206]/[.I206]" office:value-type="float" office:value="4.38403700973539" calcext:value-type="float">
            <text:p>4.38403700973539</text:p>
          </table:table-cell>
          <table:table-cell table:formula="of:=[.J206]/[.H20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82078" calcext:value-type="float">
            <text:p>682078</text:p>
          </table:table-cell>
          <table:table-cell table:formula="of:=[.G207]/[.I207]" office:value-type="float" office:value="4.4801769538656" calcext:value-type="float">
            <text:p>4.4801769538656</text:p>
          </table:table-cell>
          <table:table-cell table:formula="of:=[.J207]/[.H20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800416" calcext:value-type="float">
            <text:p>800416</text:p>
          </table:table-cell>
          <table:table-cell table:formula="of:=[.G208]/[.I208]" office:value-type="float" office:value="3.43454681362024" calcext:value-type="float">
            <text:p>3.43454681362024</text:p>
          </table:table-cell>
          <table:table-cell table:formula="of:=[.J208]/[.H208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66407" calcext:value-type="float">
            <text:p>766407</text:p>
          </table:table-cell>
          <table:table-cell table:formula="of:=[.G209]/[.I209]" office:value-type="float" office:value="3.47651962110961" calcext:value-type="float">
            <text:p>3.47651962110961</text:p>
          </table:table-cell>
          <table:table-cell table:formula="of:=[.J209]/[.H20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25513" calcext:value-type="float">
            <text:p>725513</text:p>
          </table:table-cell>
          <table:table-cell table:formula="of:=[.G210]/[.I210]" office:value-type="float" office:value="3.51668888148395" calcext:value-type="float">
            <text:p>3.51668888148395</text:p>
          </table:table-cell>
          <table:table-cell table:formula="of:=[.J210]/[.H21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89524" calcext:value-type="float">
            <text:p>689524</text:p>
          </table:table-cell>
          <table:table-cell table:formula="of:=[.G211]/[.I211]" office:value-type="float" office:value="3.53424822232146" calcext:value-type="float">
            <text:p>3.53424822232146</text:p>
          </table:table-cell>
          <table:table-cell table:formula="of:=[.J211]/[.H21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64260" calcext:value-type="float">
            <text:p>764260</text:p>
          </table:table-cell>
          <table:table-cell table:formula="of:=[.G212]/[.I212]" office:value-type="float" office:value="4.7373201310728" calcext:value-type="float">
            <text:p>4.7373201310728</text:p>
          </table:table-cell>
          <table:table-cell table:formula="of:=[.J212]/[.H212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55073" calcext:value-type="float">
            <text:p>755073</text:p>
          </table:table-cell>
          <table:table-cell table:formula="of:=[.G213]/[.I213]" office:value-type="float" office:value="4.81203860926731" calcext:value-type="float">
            <text:p>4.81203860926731</text:p>
          </table:table-cell>
          <table:table-cell table:formula="of:=[.J213]/[.H21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17185" calcext:value-type="float">
            <text:p>717185</text:p>
          </table:table-cell>
          <table:table-cell table:formula="of:=[.G214]/[.I214]" office:value-type="float" office:value="4.92972902163336" calcext:value-type="float">
            <text:p>4.92972902163336</text:p>
          </table:table-cell>
          <table:table-cell table:formula="of:=[.J214]/[.H21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6374" calcext:value-type="float">
            <text:p>666374</text:p>
          </table:table-cell>
          <table:table-cell table:formula="of:=[.G215]/[.I215]" office:value-type="float" office:value="5.07376021613007" calcext:value-type="float">
            <text:p>5.07376021613007</text:p>
          </table:table-cell>
          <table:table-cell table:formula="of:=[.J215]/[.H21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629130" calcext:value-type="float">
            <text:p>8629130</text:p>
          </table:table-cell>
          <table:table-cell table:formula="of:=[.G216]/[.I216]" office:value-type="float" office:value="3.52690629052152" calcext:value-type="float">
            <text:p>3.52690629052152</text:p>
          </table:table-cell>
          <table:table-cell table:formula="of:=[.J216]/[.H216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777330" calcext:value-type="float">
            <text:p>4777330</text:p>
          </table:table-cell>
          <table:table-cell table:formula="of:=[.G217]/[.I217]" office:value-type="float" office:value="3.57896015549077" calcext:value-type="float">
            <text:p>3.57896015549077</text:p>
          </table:table-cell>
          <table:table-cell table:formula="of:=[.J217]/[.H2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773950" calcext:value-type="float">
            <text:p>2773950</text:p>
          </table:table-cell>
          <table:table-cell table:formula="of:=[.G218]/[.I218]" office:value-type="float" office:value="3.62615293686734" calcext:value-type="float">
            <text:p>3.62615293686734</text:p>
          </table:table-cell>
          <table:table-cell table:formula="of:=[.J218]/[.H218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3050" calcext:value-type="float">
            <text:p>1793050</text:p>
          </table:table-cell>
          <table:table-cell table:formula="of:=[.G219]/[.I219]" office:value-type="float" office:value="3.63457760314342" calcext:value-type="float">
            <text:p>3.63457760314342</text:p>
          </table:table-cell>
          <table:table-cell table:formula="of:=[.J219]/[.H2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76460" calcext:value-type="float">
            <text:p>8676460</text:p>
          </table:table-cell>
          <table:table-cell table:formula="of:=[.G220]/[.I220]" office:value-type="float" office:value="2.90503080082135" calcext:value-type="float">
            <text:p>2.90503080082135</text:p>
          </table:table-cell>
          <table:table-cell table:formula="of:=[.J220]/[.H220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702100" calcext:value-type="float">
            <text:p>4702100</text:p>
          </table:table-cell>
          <table:table-cell table:formula="of:=[.G221]/[.I221]" office:value-type="float" office:value="2.91488301550323" calcext:value-type="float">
            <text:p>2.91488301550323</text:p>
          </table:table-cell>
          <table:table-cell table:formula="of:=[.J221]/[.H221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96320" calcext:value-type="float">
            <text:p>2896320</text:p>
          </table:table-cell>
          <table:table-cell table:formula="of:=[.G222]/[.I222]" office:value-type="float" office:value="2.89169610517372" calcext:value-type="float">
            <text:p>2.89169610517372</text:p>
          </table:table-cell>
          <table:table-cell table:formula="of:=[.J222]/[.H2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89390" calcext:value-type="float">
            <text:p>1789390</text:p>
          </table:table-cell>
          <table:table-cell table:formula="of:=[.G223]/[.I223]" office:value-type="float" office:value="2.82121217676661" calcext:value-type="float">
            <text:p>2.82121217676661</text:p>
          </table:table-cell>
          <table:table-cell table:formula="of:=[.J223]/[.H2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382540" calcext:value-type="float">
            <text:p>8382540</text:p>
          </table:table-cell>
          <table:table-cell table:formula="of:=[.G224]/[.I224]" office:value-type="float" office:value="3.93033798975342" calcext:value-type="float">
            <text:p>3.93033798975342</text:p>
          </table:table-cell>
          <table:table-cell table:formula="of:=[.J224]/[.H224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72100" calcext:value-type="float">
            <text:p>4872100</text:p>
          </table:table-cell>
          <table:table-cell table:formula="of:=[.G225]/[.I225]" office:value-type="float" office:value="3.99770528802787" calcext:value-type="float">
            <text:p>3.99770528802787</text:p>
          </table:table-cell>
          <table:table-cell table:formula="of:=[.J225]/[.H225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854060" calcext:value-type="float">
            <text:p>2854060</text:p>
          </table:table-cell>
          <table:table-cell table:formula="of:=[.G226]/[.I226]" office:value-type="float" office:value="4.07616443251516" calcext:value-type="float">
            <text:p>4.07616443251516</text:p>
          </table:table-cell>
          <table:table-cell table:formula="of:=[.J226]/[.H2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719180" calcext:value-type="float">
            <text:p>1719180</text:p>
          </table:table-cell>
          <table:table-cell table:formula="of:=[.G227]/[.I227]" office:value-type="float" office:value="4.1417661749472" calcext:value-type="float">
            <text:p>4.1417661749472</text:p>
          </table:table-cell>
          <table:table-cell table:formula="of:=[.J227]/[.H2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227]" office:value-type="float" office:value="0.995" calcext:value-type="float">
            <text:p>0.995</text:p>
          </table:table-cell>
          <table:table-cell table:style-name="ce5" table:formula="of:=[.E227]" office:value-type="float" office:value="1.5" calcext:value-type="float">
            <text:p>1.5</text:p>
          </table:table-cell>
          <table:table-cell table:style-name="ce5" table:formula="of:=[.F227]" office:value-type="float" office:value="1" calcext:value-type="float">
            <text:p>1</text:p>
          </table:table-cell>
          <table:table-cell table:style-name="ce5" table:formula="of:=AVERAGE([.G192:.G227])" office:value-type="float" office:value="0.0830599861111111" calcext:value-type="float">
            <text:p>0.083059986111111</text:p>
          </table:table-cell>
          <table:table-cell table:style-name="ce5" table:formula="of:=AVERAGE([.H192:.H227])" office:value-type="float" office:value="0.0198312222222222" calcext:value-type="float">
            <text:p>0.019831222222222</text:p>
          </table:table-cell>
          <table:table-cell table:style-name="ce5" table:formula="of:=AVERAGE([.I192:.I227])" office:value-type="float" office:value="0.0197115388888889" calcext:value-type="float">
            <text:p>0.019711538888889</text:p>
          </table:table-cell>
          <table:table-cell table:style-name="ce5" table:formula="of:=AVERAGE([.J192:.J227])" office:value-type="float" office:value="0.0254489277777778" calcext:value-type="float">
            <text:p>0.025448927777778</text:p>
          </table:table-cell>
          <table:table-cell table:style-name="ce5" table:formula="of:=AVERAGE([.K192:.K227])" office:value-type="float" office:value="0.133333333333333" calcext:value-type="float">
            <text:p>0.133333333333333</text:p>
          </table:table-cell>
          <table:table-cell table:style-name="ce5" table:formula="of:=AVERAGE([.L192:.L227])" office:value-type="float" office:value="0.0230954666666667" calcext:value-type="float">
            <text:p>0.023095466666667</text:p>
          </table:table-cell>
          <table:table-cell table:style-name="ce5" table:formula="of:=AVERAGE([.M192:.M227])" office:value-type="float" office:value="0.561254" calcext:value-type="float">
            <text:p>0.561254</text:p>
          </table:table-cell>
          <table:table-cell table:style-name="ce5" table:formula="of:=AVERAGE([.N192:.N227])" office:value-type="float" office:value="0.000497072322222222" calcext:value-type="float">
            <text:p>0.000497072322222</text:p>
          </table:table-cell>
          <table:table-cell table:style-name="ce5" table:formula="of:=AVERAGE([.O192:.O227])" office:value-type="float" office:value="1969624.77777778" calcext:value-type="float">
            <text:p>1969624.77777778</text:p>
          </table:table-cell>
          <table:table-cell table:style-name="ce5" table:formula="of:=AVERAGE([.P192:.P227])" office:value-type="float" office:value="4.30945499857955" calcext:value-type="float">
            <text:p>4.30945499857955</text:p>
          </table:table-cell>
          <table:table-cell table:style-name="ce5" table:formula="of:=AVERAGE([.Q192:.Q227])" office:value-type="float" office:value="1.29292698382789" calcext:value-type="float">
            <text:p>1.29292698382789</text:p>
          </table:table-cell>
          <table:table-cell table:formula="of:=SUM([.O192:.O227])" office:value-type="float" office:value="70906492" calcext:value-type="float">
            <text:p>70906492</text:p>
          </table:table-cell>
          <table:table-cell table:formula="of:=[.R228]/60000" office:value-type="float" office:value="1181.77486666667" calcext:value-type="float">
            <text:p>1181.77486666667</text:p>
          </table:table-cell>
          <table:table-cell table:formula="of:=[.S228]/60" office:value-type="float" office:value="19.6962477777778" calcext:value-type="float">
            <text:p>19.6962477777778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00:54:24.513137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9T00:58:14.936643036</dc:date>
    <meta:editing-duration>PT1H55M27S</meta:editing-duration>
    <meta:editing-cycles>28</meta:editing-cycles>
    <meta:generator>LibreOffice/7.1.1.2$Linux_X86_64 LibreOffice_project/fe0b08f4af1bacafe4c7ecc87ce55bb426164676</meta:generator>
    <meta:document-statistic meta:table-count="1" meta:cell-count="3922" meta:object-count="0"/>
  </office:meta>
</office:document-meta>
</file>